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style:min-row-height="0.295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d9466" officeooo:paragraph-rsid="001d9466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1bc39f" officeooo:paragraph-rsid="001bc39f"/>
    </style:style>
    <style:style style:name="P7" style:family="paragraph" style:parent-style-name="Standard" style:list-style-name="WW8Num5">
      <style:text-properties style:font-name="Arial" officeooo:rsid="001fe8c0" officeooo:paragraph-rsid="001fe8c0"/>
    </style:style>
    <style:style style:name="P8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9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bc39f" officeooo:paragraph-rsid="001bc39f" style:font-name-asian="Times New Roman" style:language-asian="es" style:country-asian="MX" style:font-name-complex="Arial"/>
    </style:style>
    <style:style style:name="P10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efec8" officeooo:paragraph-rsid="001efec8" style:font-name-asian="Times New Roman" style:language-asian="es" style:country-asian="MX" style:font-name-complex="Arial"/>
    </style:style>
    <style:style style:name="T1" style:family="text">
      <style:text-properties officeooo:rsid="001857d4"/>
    </style:style>
    <style:style style:name="T2" style:family="text">
      <style:text-properties officeooo:rsid="001d9466"/>
    </style:style>
    <style:style style:name="T3" style:family="text">
      <style:text-properties officeooo:rsid="001efec8"/>
    </style:style>
    <style:style style:name="T4" style:family="text">
      <style:text-properties officeooo:rsid="001fe8c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3">11-nov</text:span>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3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3">Cas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4532126561557078025" text:style-name="WW8Num6">
              <text:list-item>
                <text:p text:style-name="P9"><text:span text:style-name="T2">Verificar que la base este instalado</text:span></text:p>
              </text:list-item>
              <text:list-item>
                <text:p text:style-name="P10">Realizar el login </text:p>
              </text:list-item>
              <text:list-item>
                <text:p text:style-name="P10">Realizar <text:s/>menu abogado</text:p>
              </text:list-item>
              <text:list-item>
                <text:p text:style-name="P10">Comenzar a codificar el modulo de gestion de casos</text:p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8865624115276308642" text:style-name="WW8Num5">
              <text:list-item>
                <text:p text:style-name="P7">La base ya esta instalada</text:p>
              </text:list-item>
              <text:list-item>
                <text:p text:style-name="P7">Mostrar avances el viernes</text:p>
              </text:list-item>
            </text:list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5">Retrasos considerables.</text:p>
            <text:p text:style-name="P5">Presion de tiempo.</text:p>
            <text:p text:style-name="P6">Falta de personal.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1-11T09:53:59.818094036</dc:date>
    <meta:print-date>2010-08-25T21:39:00Z</meta:print-date>
    <meta:editing-cycles>17</meta:editing-cycles>
    <meta:editing-duration>PT1H37M31S</meta:editing-duration>
    <meta:document-statistic meta:table-count="2" meta:image-count="0" meta:object-count="0" meta:page-count="1" meta:paragraph-count="24" meta:word-count="77" meta:character-count="502" meta:non-whitespace-character-count="453"/>
    <meta:template xlink:type="simple" xlink:actuate="onRequest" xlink:title="" xlink:href="../minuta10.odt/Normal"/>
  </office:meta>
</office:document-meta>
</file>